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thew </text:span></text:p>
        <text:p text:style-name="TitleMain_scrBook_scrBody"><text:span text:style-name="span_TitleMain_scrBook_scrBody">Gutnius Matyu i raitim</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span_Paragraph1_scrSection_scrBook_scrBody"><text:span text:style-name="VerseNumber1_Paragraph1_scrSection_scrBook_scrBody"> 1</text:span>Dispela †  em i tok long ol lain tumbuna bilong Jisas Krais. Jisas em i bilong lain bilong Devit na Devit em i bilong lain bilong Abraham. replace text here</text:span></text:p>
        <text:p text:style-name="SectionHead_scrSection_scrSection_scrBook_scrBody"><text:span text:style-name="span_SectionHead_scrSection_scrSection_scrBook_scrBody">Josep wantaim meri na pikinini i go long Isip</text:span></text:p>
        <text:p text:style-name="Paragraph_scrSection_scrSection_scrBook_scrBody"><text:span text:style-name="span_Paragraph_scrSection_scrSection_scrBook_scrBody"><text:span text:style-name="VerseNumber_Paragraph_scrSection_scrSection_scrBook_scrBody"> 13</text:span>Ol saveman i go pinis, na ensel bilong Bikpela i kamap long Josep long driman. Ensel i tok olsem, “Yu kirap na kisim pikinini wantaim mama bilong en, na yu ranawe i go long Isip.</text:span><text:span text:style-name="span_Paragraph_scrSection_scrSection_scrBook_scrBody"><text:reference-ref text:reference-format="text" text:ref-name="f06c1ac15-935c-4ff4-99f9-257a5372c48a">c</text:reference-ref></text:span><text:span text:style-name="span_Paragraph_scrSection_scrSection_scrBook_scrBody">Na yu mas i stap long Isip inap long taim mi givim tok gen long yu, long wanem, Herot i laik painim pikinini na kilim em i dai.” </text:span><text:span text:style-name="span_Paragraph_scrSection_scrSection_scrBook_scrBody"><text:span text:style-name="VerseNumber_Paragraph_scrSection_scrSection_scrBook_scrBody"> 14</text:span>Orait Josep i kirap na i kisim pikinini wantaim mama bilong en long nait yet, na em i bringim ol i go long Isip. </text:span><text:span text:style-name="span_Paragraph_scrSection_scrSection_scrBook_scrBody"><text:span text:style-name="VerseNumber_Paragraph_scrSection_scrSection_scrBook_scrBody"> 15</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true" fo:language="none" fo:country="none"/>
    </style:style>
    <style:style xmlns:style="urn:oasis:names:tc:opendocument:xmlns:style:1.0" style:name="span_Paragraph1_scrSection_scrBook_scrBody" style:family="text" style:parent-style-name="Paragraph1_scrSection_scrBook_scrBody">
      <style:text-properties fo:font-family="Charis SIL Compact" style:font-name-complex="Charis SIL Compact"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scrSection_scrBook_scrBody" style:family="text" style:parent-style-name="Paragraph_scrSection_scrSection_scrBook_scrBody">
      <style:text-properties fo:font-family="Charis SIL Compact" style:font-name-complex="Charis SIL Compact"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true"/>
    </style:style>
    <style:style style:name="scrBook" style:family="paragraph" style:parent-style-name="none"/>
    <style:style style:name="scrBookCode" style:family="paragraph" style:parent-style-name="none">
      <style:text-properties text:display="true"/>
    </style:styl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span text:style-name="MT1">
            <text:variable-get text:name="Right_Guideword_R" office:value-type="string"/>
          </text:span>
        </text:p>
      </style:header>
      <style:footer>
        <text:p text:style-name="Footer">
          <text:tab/>
          <text:tab/>
          <draw:frame draw:style-name="Mfr1" draw:name="Frame1" text:anchor-type="paragraph" svg:y="32.59842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08T17:28:17</meta:creation-date>
    <dc:creator>James</dc:creator>
    <dc:date>2011-08-08T17:28:1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pathway\Test\PsExport\TestFiles\Output\T9\PartFile1"
Const IsPreview = "False"
Const RunMacroFirstTime = "True"

'Changed On Jun-27-2011 for TD-2521(Exporting Gondwana data with default options crashes Libre 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